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0e52" officeooo:paragraph-rsid="00060e52"/>
    </style:style>
    <style:style style:name="P2" style:family="paragraph" style:parent-style-name="Standard">
      <style:text-properties officeooo:rsid="00069f9d" officeooo:paragraph-rsid="00069f9d"/>
    </style:style>
    <style:style style:name="P3" style:family="paragraph" style:parent-style-name="Standard">
      <style:text-properties officeooo:rsid="000888e2" officeooo:paragraph-rsid="000888e2"/>
    </style:style>
    <style:style style:name="P4" style:family="paragraph" style:parent-style-name="Standard">
      <style:text-properties officeooo:rsid="00069f9d" officeooo:paragraph-rsid="00069f9d"/>
    </style:style>
    <style:style style:name="P5" style:family="paragraph" style:parent-style-name="Standard">
      <style:text-properties officeooo:rsid="000888e2" officeooo:paragraph-rsid="000888e2"/>
    </style:style>
    <style:style style:name="P6" style:family="paragraph" style:parent-style-name="Standard">
      <style:text-properties officeooo:rsid="00060e52" officeooo:paragraph-rsid="00060e52"/>
    </style:style>
    <style:style style:name="P7" style:family="paragraph" style:parent-style-name="Standard">
      <style:text-properties officeooo:rsid="000a74dd" officeooo:paragraph-rsid="000a74d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ls para probar:</text:p>
      <text:p text:style-name="P1"/>
      <text:p text:style-name="P1">Register:</text:p>
      <text:p text:style-name="P1"/>
      <text:p text:style-name="P1">ok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error falta de cualquiera de los campos:</text:p>
      <text:p text:style-name="P1"/>
      <text:p text:style-name="P1">curl -X POST http://localhost:8000/register/ -H "Content-Type: application/json" -d '{ "nombre": "Gabriel", "apellidos": "Alonso", "nickname": "Gaba", "contraseña": "contraseña123" }'</text:p>
      <text:p text:style-name="P1"/>
      <text:p text:style-name="P1">error email o nickname repetidos:</text:p>
      <text:p text:style-name="P1"/>
      <text:p text:style-name="P1">curl -X POST http://localhost:8000/register/ -H "Content-Type: application/json" -d '{ "nombre": "Gabriel", "apellidos": "Alonso", "email": "gabriel@correo.com", "nickname": "Gaba", "contraseña": "contraseña123" }'</text:p>
      <text:p text:style-name="P1"/>
      <text:p text:style-name="P1">Login:</text:p>
      <text:p text:style-name="P1"/>
      <text:p text:style-name="P1">ok:</text:p>
      <text:p text:style-name="P1"/>
      <text:p text:style-name="P1">curl -X POST http://localhost:8000/login/ -H "Content-Type: application/json" -d '{ "nickname": "Gaba", "contraseña": "contraseña123" }'</text:p>
      <text:p text:style-name="P1"/>
      <text:p text:style-name="P1">error usuario:</text:p>
      <text:p text:style-name="P1"/>
      <text:p text:style-name="P1">curl -X POST http://localhost:8000/login/ -H "Content-Type: application/json" -d '{ "nickname": "Juan", "contraseña": "contraseña123" }'</text:p>
      <text:p text:style-name="P1"/>
      <text:p text:style-name="P1">error contraseña:</text:p>
      <text:p text:style-name="P1"/>
      <text:p text:style-name="P1">curl -X POST http://localhost:8000/login/ -H "Content-Type: application/json" -d '{ "nickname": "Gaba", "contraseña": "contraseña12" }'</text:p>
      <text:p text:style-name="P1"/>
      <text:p text:style-name="P2">Logout:</text:p>
      <text:p text:style-name="P2"/>
      <text:p text:style-name="P2">curl -X PATCH http://localhost:8000/sesion/ -H "Authorization: Bearer eyJhbGciOiJIUzI1NiIsInR5cCI6IkpXVCJ9.eyJpZCI6MywiZXhwIjoxNzIxOTc4MzczLCJpYXQiOjE3MTMzMzgzNzN9.fsYTbeW0d7oeDON10jdb929FqMKCyWxC_m-6o4XXadM" -H "Content-Type: application/json" <text:span text:style-name="T1"/></text:p>
      <text:p text:style-name="P2"/>
      <text:p text:style-name="P3">Post favorita:<text:span text:style-name="T1"/></text:p>
      <text:p text:style-name="P3"/>
      <text:p text:style-name="P3">curl -X POST http://localhost:8000/pelicula/6/favorita -H "Content-Type: application/json" -H "Authorization: Bearer eyJhbGciOiJIUzI1NiIsInR5cCI6IkpXVCJ9.eyJpZCI6MTAsImV4cCI6MTcyMzgwMzY4NywiaWF0IjoxNzE1MTYzNjg3fQ.RgqfogT_kI5bbWOx1de2SLhK1re6tV4MeQKcHgcMlKo"<text:span text:style-name="T1"/></text:p>
      <text:p text:style-name="P3"/>
      <text:p text:style-name="P3"><text:soft-page-break/>Delete Favorita:<text:span text:style-name="T1"/></text:p>
      <text:p text:style-name="P3"/>
      <text:p text:style-name="P3">curl -X DELETE http://localhost:8000/pelicula/6/delfavorita -H "Content-Type: application/json" -H "Authorization: Bearer eyJhbGciOiJIUzI1NiIsInR5cCI6IkpXVCJ9.eyJpZCI6MTAsImV4cCI6MTcyMzgwMzY4NywiaWF0IjoxNzE1MTYzNjg3fQ.RGqfogT_kI5bbWOx1de2SLhK1re6tV4MeQKcHgcMlKo"<text:span text:style-name="T1"/></text:p>
      <text:p text:style-name="P1"><text:s/></text:p>
      <text:p text:style-name="P7">Post Reseñas:</text:p>
      <text:p text:style-name="P7"/>
      <text:p text:style-name="P7">curl -X POST <text:s text:c="2"/>http://localhost:8000/pelicula/1/postresenas -H 'Content-Type: application/json' -H 'Authorization: Bearer eyJhbGciOiJIUzI1NiIsInR5cCI6IkpXVCJ9.eyJpZCI6MTAsImV4cCI6MTcyNDIzNTYyNCwiaWF0IjoxNzE1NTk1NjI0fQ.7alHCh8oy7b59Ad9maEjfc8xhfSx_-qVMup-gXINTpI' -d '{"comentario": "Esta película es increíble!"}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2:56:36.732272148</meta:creation-date>
    <dc:date>2024-05-13T12:23:50.732958021</dc:date>
    <meta:editing-duration>PT30M37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24" meta:word-count="180" meta:character-count="2289" meta:non-whitespace-character-count="2128"/>
  </office:meta>
</office:document-meta>
</file>